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pt"/>
    </style:style>
    <style:style style:name="co3" style:family="table-column">
      <style:table-column-properties fo:break-before="auto" style:column-width="88.3pt"/>
    </style:style>
    <style:style style:name="co4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rimeira versão" draw:style-name="gr1" draw:text-style-name="P1" svg:width="453.57pt" svg:height="255.09pt" svg:x="8.31pt" svg:y="108.82pt">
            <draw:object draw:notify-on-update-of-ranges="Sheet1.A2:Sheet1.A32 Sheet1.B2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rimeira Versão</svg:title>
          </draw:frame>
          <draw:frame draw:z-index="1" draw:style-name="gr1" draw:text-style-name="P1" svg:width="453.57pt" svg:height="255.09pt" svg:x="496.23pt" svg:y="110.64pt">
            <draw:object draw:notify-on-update-of-ranges="Sheet1.D3:Sheet1.D7 Sheet1.E3:Sheet1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imeira versão</text:p>
          </table:table-cell>
          <table:covered-table-cell/>
          <table:table-cell/>
          <table:table-cell office:value-type="string" calcext:value-type="string">
            <text:p>Ganho 1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table:number-columns-repeated="3"/>
          <table:table-cell office:value-type="float" office:value="3.22" calcext:value-type="float">
            <text:p>3.22</text:p>
          </table:table-cell>
          <table:table-cell office:value-type="float" office:value="1.32" calcext:value-type="float">
            <text:p>1.32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4.24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76" calcext:value-type="float">
            <text:p>2.76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485.94pt" svg:y="95.07pt">
            <draw:object draw:notify-on-update-of-ranges="Sheet4.A3:Sheet4.A13 Sheet4.B3:Sheet4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nal</text:p>
          </table:table-cell>
          <table:covered-table-cell/>
          <table:table-cell/>
          <table:table-cell office:value-type="string" calcext:value-type="string">
            <text:p>Ganho Teorico em tens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Vo(V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306" calcext:value-type="float">
            <text:p>0.306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92" calcext:value-type="float">
            <text:p>0.392</text:p>
          </table:table-cell>
          <table:table-cell table:number-columns-repeated="3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368" calcext:value-type="float">
            <text:p>0.368</text:p>
          </table:table-cell>
          <table:table-cell table:number-columns-repeated="3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51:43.152982435</meta:creation-date>
    <dc:date>2018-05-11T18:43:38.994488891</dc:date>
    <meta:editing-duration>PT1H9M14S</meta:editing-duration>
    <meta:editing-cycles>1</meta:editing-cycles>
    <meta:document-statistic meta:table-count="4" meta:cell-count="91" meta:object-count="3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title svg:x="6.107cm" svg:y="0.315cm" chart:style-name="ch2">
          <text:p>Primeira Versão</text:p>
        </chart:title>
        <chart:legend svg:x="0cm" svg:y="0cm" style:legend-expansion="custom" chartooo:width="16.002cm" chartooo:height="9cm" style:legend-expansion-aspect-ratio="1.778" chart:style-name="ch3"/>
        <chart:plot-area chart:style-name="ch4" table:cell-range-address="Sheet1.A2:Sheet1.B32" svg:x="0.32cm" svg:y="1.312cm" svg:width="15.362cm" svg:height="7.508cm">
          <chartooo:coordinate-region svg:x="1.003cm" svg:y="1.515cm" svg:width="14.569cm" svg:height="6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class="chart:scatter">
            <chart:domain table:cell-range-address="Sheet1.A2:Sheet1.A32"/>
            <chart:regression-curve chart:style-name="ch8">
              <chart:equation chart:display-equation="true" chart:display-r-square="false"/>
            </chart:regression-curve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32</svg:desc>
                </draw:g>
              </table:table-cell>
              <table:table-cell office:value-type="float" office:value="NaN">
                <text:p>NaN</text:p>
                <draw:g>
                  <svg:desc>Sheet1.B2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5">
                <text:p>0.3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8">
                <text:p>0.4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9">
                <text:p>0.94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scatter" chart:style-name="ch1">
        <chart:legend svg:x="0cm" svg:y="0cm" style:legend-expansion="custom" chartooo:width="16.002cm" chartooo:height="9cm" style:legend-expansion-aspect-ratio="1.778" chart:style-name="ch2"/>
        <chart:plot-area chart:style-name="ch3" table:cell-range-address="Sheet1.D3:Sheet1.E7" svg:x="0.32cm" svg:y="0.18cm" svg:width="15.362cm" svg:height="8.64cm">
          <chartooo:coordinate-region svg:x="1.111cm" svg:y="0.384cm" svg:width="14.299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7" chart:class="chart:scatter">
            <chart:domain table:cell-range-address="Sheet1.D3:Sheet1.D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Sheet1.D3:Sheet1.D7</svg:desc>
                </draw:g>
              </table:table-cell>
              <table:table-cell office:value-type="float" office:value="0.096">
                <text:p>0.096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">
                <text:p>2.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2">
                <text:p>3.22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95cm" svg:y="3.944cm" style:legend-expansion="high" chart:style-name="ch2"/>
        <chart:plot-area chart:style-name="ch3" table:cell-range-address="Sheet4.A3:Sheet4.B13" svg:x="0.32cm" svg:y="0.18cm" svg:width="10.855cm" svg:height="8.64cm">
          <chartooo:coordinate-region svg:x="1.111cm" svg:y="0.384cm" svg:width="9.95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B13" chart:class="chart:scatter">
            <chart:domain table:cell-range-address="Sheet4.A3:Sheet4.A13"/>
            <chart:regression-curve chart:style-name="ch7">
              <chart:equation chart:display-equation="true" chart:display-r-square="false" svg:x="1.599cm" svg:y="5.42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4.A3:Sheet4.A13</svg:desc>
                </draw:g>
              </table:table-cell>
              <table:table-cell office:value-type="float" office:value="NaN">
                <text:p>NaN</text:p>
                <draw:g>
                  <svg:desc>Sheet4.B3:Sheet4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">
                <text:p>1.17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">
                <text:p>1.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">
                <text:p>2.26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8">
                <text:p>3.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0.504">
                <text:p>0.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